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4ea6b" draw:fill-color="#f6f9d4" draw:textarea-horizontal-align="justify" draw:textarea-vertical-align="middle" draw:auto-grow-height="false" fo:min-height="2.036cm" fo:min-width="23.884cm"/>
      <style:paragraph-properties style:writing-mode="lr-tb"/>
    </style:style>
    <style:style style:name="gr2" style:family="graphic" style:parent-style-name="standard">
      <style:graphic-properties svg:stroke-color="#729fcf" draw:fill-color="#dedce6" draw:textarea-horizontal-align="justify" draw:textarea-vertical-align="middle" draw:auto-grow-height="false" fo:min-height="8.386cm" fo:min-width="23.884cm"/>
      <style:paragraph-properties style:writing-mode="lr-tb"/>
    </style:style>
    <style:style style:name="gr3" style:family="graphic" style:parent-style-name="standard">
      <style:graphic-properties svg:stroke-color="#729fcf" draw:fill-color="#dee7e5" draw:textarea-horizontal-align="justify" draw:textarea-vertical-align="top" draw:auto-grow-height="false" fo:min-height="4.068cm" fo:min-width="22.411cm"/>
      <style:paragraph-properties style:writing-mode="lr-tb"/>
    </style:style>
    <style:style style:name="gr4" style:family="graphic" style:parent-style-name="standard">
      <style:graphic-properties svg:stroke-color="#729fcf" draw:fill-color="#dee7e5" draw:textarea-horizontal-align="justify" draw:textarea-vertical-align="top" draw:auto-grow-height="false" fo:min-height="4.576cm" fo:min-width="23.878cm"/>
      <style:paragraph-properties style:writing-mode="lr-tb"/>
    </style:style>
    <style:style style:name="gr5" style:family="graphic" style:parent-style-name="standard">
      <style:graphic-properties svg:stroke-color="#729fcf" draw:fill-color="#b4c7dc" draw:textarea-horizontal-align="justify" draw:textarea-vertical-align="middle" draw:auto-grow-height="false" fo:min-height="1.1cm" fo:min-width="9.807cm"/>
      <style:paragraph-properties style:writing-mode="lr-tb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4.726cm"/>
      <style:paragraph-properties style:writing-mode="lr-tb"/>
    </style:style>
    <style:style style:name="gr7" style:family="graphic" style:parent-style-name="standard">
      <style:graphic-properties svg:stroke-color="#bbe33d" draw:fill-color="#e8f2a1" draw:textarea-horizontal-align="justify" draw:textarea-vertical-align="middle" draw:auto-grow-height="false" fo:min-height="1.02cm" fo:min-width="5.1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svg:stroke-color="#729fcf" draw:fill-color="#b4c7dc" draw:textarea-horizontal-align="justify" draw:textarea-vertical-align="middle" draw:auto-grow-height="false" fo:min-height="1.018cm" fo:min-width="7.02cm"/>
      <style:paragraph-properties style:writing-mode="lr-tb"/>
    </style:style>
    <style:style style:name="gr10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4.72cm"/>
      <style:paragraph-properties style:writing-mode="lr-tb"/>
    </style:style>
    <style:style style:name="gr11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5.381cm"/>
      <style:paragraph-properties style:writing-mode="lr-tb"/>
    </style:style>
    <style:style style:name="gr12" style:family="graphic" style:parent-style-name="objectwithoutfill">
      <style:graphic-properties svg:stroke-color="#729fcf" draw:marker-end="Arrow" draw:marker-end-width="0.3cm" draw:fill="solid" draw:textarea-vertical-align="middle"/>
    </style:style>
    <style:style style:name="gr13" style:family="graphic" style:parent-style-name="standard">
      <style:graphic-properties svg:stroke-color="#729fcf" draw:fill-color="#b4c7dc" draw:textarea-horizontal-align="justify" draw:textarea-vertical-align="middle" draw:auto-grow-height="false" fo:min-height="0.764cm" fo:min-width="2.517cm"/>
      <style:paragraph-properties style:writing-mode="lr-tb"/>
    </style:style>
    <style:style style:name="gr14" style:family="graphic" style:parent-style-name="standard">
      <style:graphic-properties svg:stroke-color="#729fcf" draw:fill-color="#b4c7dc" draw:textarea-horizontal-align="justify" draw:textarea-vertical-align="middle" draw:auto-grow-height="false" fo:min-height="0.764cm" fo:min-width="1.565cm"/>
      <style:paragraph-properties style:writing-mode="lr-tb"/>
    </style:style>
    <style:style style:name="gr15" style:family="graphic" style:parent-style-name="objectwithoutfill">
      <style:graphic-properties svg:stroke-color="#729fcf" draw:marker-end="Arrow" draw:marker-end-width="0.3cm" draw:fill="solid" draw:fill-color="#b4c7dc" draw:textarea-vertical-align="middle"/>
    </style:style>
    <style:style style:name="gr16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1.471cm"/>
      <style:paragraph-properties style:writing-mode="lr-tb"/>
    </style:style>
    <style:style style:name="gr17" style:family="graphic" style:parent-style-name="standard">
      <style:graphic-properties svg:stroke-color="#bbe33d" draw:fill-color="#e8f2a1" draw:textarea-horizontal-align="justify" draw:textarea-vertical-align="middle" draw:auto-grow-height="false" fo:min-height="1.02cm" fo:min-width="5.789cm"/>
      <style:paragraph-properties style:writing-mode="lr-tb"/>
    </style:style>
    <style:style style:name="gr18" style:family="graphic" style:parent-style-name="objectwithoutfill">
      <style:graphic-properties svg:stroke-color="#729fcf" draw:marker-end="Arrow" draw:marker-end-width="0.3cm" draw:fill="solid" draw:fill-color="#729fcf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6f9d4"/>
      <style:paragraph-properties fo:text-align="center"/>
      <style:text-properties fo:color="#395511"/>
    </style:style>
    <style:style style:name="P3" style:family="paragraph">
      <style:paragraph-properties fo:text-align="center"/>
    </style:style>
    <style:style style:name="P4" style:family="paragraph">
      <loext:graphic-properties draw:fill-color="#dedce6"/>
      <style:paragraph-properties fo:text-align="center"/>
    </style:style>
    <style:style style:name="P5" style:family="paragraph">
      <loext:graphic-properties draw:fill-color="#dee7e5"/>
      <style:paragraph-properties fo:text-align="center"/>
      <style:text-properties fo:font-size="18pt"/>
    </style:style>
    <style:style style:name="P6" style:family="paragraph">
      <style:paragraph-properties fo:text-align="end"/>
    </style:style>
    <style:style style:name="P7" style:family="paragraph">
      <loext:graphic-properties draw:fill-color="#b4c7dc"/>
      <style:paragraph-properties fo:text-align="center"/>
      <style:text-properties fo:font-size="13.8999996185303pt" style:font-size-asian="14pt" style:font-size-complex="14pt"/>
    </style:style>
    <style:style style:name="P8" style:family="paragraph">
      <loext:graphic-properties draw:fill-color="#e8f2a1"/>
      <style:paragraph-properties fo:text-align="center"/>
      <style:text-properties fo:color="#395511" fo:font-size="13.8999996185303pt" style:font-size-asian="14pt" style:font-size-complex="14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solid" draw:fill-color="#b4c7dc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color="#395511"/>
    </style:style>
    <style:style style:name="T2" style:family="text">
      <style:text-properties fo:color="#395511" fo:font-weight="bold" style:font-weight-asian="bold" style:font-weight-complex="bold"/>
    </style:style>
    <style:style style:name="T3" style:family="text">
      <style:text-properties fo:color="#355269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355269" fo:font-size="18pt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395511" fo:font-size="14pt" style:font-size-asian="14pt" style:font-size-complex="14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3.8999996185303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395511" style:text-outline="false" style:text-line-through-style="none" style:text-line-through-type="none" style:font-name="Liberation Sans" fo:font-size="13.8999996185303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95511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4.384cm" svg:height="2.286cm" svg:x="1.778cm" svg:y="11.43cm">
          <text:p text:style-name="P1"><text:span text:style-name="T1"><text:tab/></text:span><text:span text:style-name="T2">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4.384cm" svg:height="8.636cm" svg:x="1.832cm" svg:y="14.832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3">GU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22.911cm" svg:height="4.318cm" svg:x="2.554cm" svg:y="15.494cm">
          <text:p text:style-name="P3"><text:span text:style-name="T4"/></text:p>
          <text:p text:style-name="P3"><text:span text:style-name="T5">MainWindow m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0" draw:id="id10" draw:layer="layout" svg:width="24.378cm" svg:height="4.826cm" svg:x="1.838cm" svg:y="5.588cm">
          <text:p text:style-name="P3"><text:span text:style-name="T4"/></text:p>
          <text:p text:style-name="P3"><text:span text:style-name="T4"/></text:p>
          <text:p text:style-name="P6"><text:span text:style-name="T4"><text:tab/></text:span><text:span text:style-name="T4"><text:tab/></text:span><text:span text:style-name="T5">Model m</text:span><text:span text:style-name="T4"><text:tab/></text:span><text:span text:style-name="T4"><text:tab/></text:span><text:span text:style-name="T4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4" draw:id="id4" draw:layer="layout" svg:width="10.307cm" svg:height="1.35cm" svg:x="2.647cm" svg:y="8.339cm">
          <text:p text:style-name="P3"><text:span text:style-name="T6">Parsers: mesh, constraints, loads, BCs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5" draw:id="id5" draw:layer="layout" svg:width="5.226cm" svg:height="1.27cm" svg:x="3.41cm" svg:y="17.78cm">
          <text:p text:style-name="P3"><text:span text:style-name="T6">VTK, frd2vtk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" draw:id="id1" draw:layer="layout" svg:width="5.647cm" svg:height="1.27cm" svg:x="19.023cm" svg:y="11.98cm">
          <text:p text:style-name="P3"><text:span text:style-name="T7">Tree t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4.5cm" svg:height="1.673cm" svg:x="11.738cm" svg:y="1.349cm">
          <draw:text-box>
            <text:p text:style-name="P9"><text:span text:style-name="T8">Application</text:span></text:p>
          </draw:text-box>
        </draw:frame>
        <draw:custom-shape draw:style-name="gr9" draw:text-style-name="P7" xml:id="id9" draw:id="id9" draw:layer="layout" svg:width="7.52cm" svg:height="1.268cm" svg:x="2.64cm" svg:y="6.352cm">
          <text:p text:style-name="P3"><text:span text:style-name="T6">Job: convert, build, submit etc.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7" draw:id="id7" draw:layer="layout" svg:width="5.22cm" svg:height="1.27cm" svg:x="3.416cm" svg:y="21.57cm">
          <text:p text:style-name="P3"><text:span text:style-name="T9">SettingsDialo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2" draw:id="id2" draw:layer="layout" svg:width="5.881cm" svg:height="1.27cm" svg:x="18.916cm" svg:y="21.57cm">
          <text:p text:style-name="P3"><text:span text:style-name="T9">KeywordDialo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881cm" svg:height="1.27cm" svg:x="11.137cm" svg:y="17.78cm">
          <text:p text:style-name="P3"><text:span text:style-name="T9">myLoggingHandler</text:span>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draw:type="line" svg:x1="21.846cm" svg:y1="13.25cm" svg:x2="21.856cm" svg:y2="21.57cm" draw:start-shape="id1" draw:start-glue-point="2" draw:end-shape="id2" draw:end-glue-point="0" svg:d="M21846 13250l10 8320" svg:viewBox="0 0 11 8321">
          <text:p/>
        </draw:connector>
        <draw:custom-shape draw:style-name="gr13" draw:text-style-name="P7" draw:layer="layout" svg:width="3.017cm" svg:height="1.014cm" svg:x="10.274cm" svg:y="3.304cm">
          <text:p text:style-name="P3"><text:span text:style-name="T6">Settings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065cm" svg:height="1.014cm" svg:x="6.406cm" svg:y="3.304cm">
          <text:p text:style-name="P3"><text:span text:style-name="T6">Path </text:span><text:span text:style-name="T10">p</text:span>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21.858cm" svg:y1="9.901cm" svg:x2="21.846cm" svg:y2="11.98cm" draw:start-shape="id3" draw:start-glue-point="2" draw:end-shape="id1" draw:end-glue-point="0" svg:d="M21858 9901v1040h-12v1039" svg:viewBox="0 0 13 2080">
          <text:p/>
        </draw:connector>
        <draw:connector draw:style-name="gr15" draw:text-style-name="P12" draw:layer="layout" draw:line-skew="-1.383cm" svg:x1="2.647cm" svg:y1="9.014cm" svg:x2="3.41cm" svg:y2="18.415cm" draw:start-shape="id4" draw:start-glue-point="3" draw:end-shape="id5" draw:end-glue-point="3" svg:d="M2647 9014h-1885v9401h2648" svg:viewBox="0 0 2649 9402">
          <text:p/>
        </draw:connector>
        <draw:connector draw:style-name="gr12" draw:text-style-name="P11" draw:layer="layout" draw:line-skew="-0.879cm" svg:x1="14.009cm" svg:y1="19.812cm" svg:x2="6.026cm" svg:y2="21.57cm" draw:start-shape="id6" draw:start-glue-point="2" draw:end-shape="id7" draw:end-glue-point="0" svg:d="M14009 19812h-7983v1758" svg:viewBox="0 0 7984 1759">
          <text:p/>
        </draw:connector>
        <draw:connector draw:style-name="gr12" draw:text-style-name="P11" draw:layer="layout" svg:x1="14.009cm" svg:y1="15.494cm" svg:x2="14.93cm" svg:y2="13.224cm" draw:start-shape="id6" draw:start-glue-point="0" draw:end-shape="id8" draw:end-glue-point="2" svg:d="M14009 15494v-1135h921v-1135" svg:viewBox="0 0 922 2271">
          <text:p/>
        </draw:connector>
        <draw:connector draw:style-name="gr12" draw:text-style-name="P11" draw:layer="layout" draw:line-skew="1.727cm" svg:x1="24.797cm" svg:y1="22.205cm" svg:x2="22.844cm" svg:y2="9.266cm" draw:start-shape="id2" draw:start-glue-point="1" draw:end-shape="id3" draw:end-glue-point="1" svg:d="M24797 22205h2227v-12939h-4180" svg:viewBox="0 0 4181 12940">
          <text:p/>
        </draw:connector>
        <draw:custom-shape draw:style-name="gr16" draw:text-style-name="P7" xml:id="id3" draw:id="id3" draw:layer="layout" svg:width="1.971cm" svg:height="1.27cm" svg:x="20.873cm" svg:y="8.631cm">
          <text:p text:style-name="P3"><text:span text:style-name="T6">K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xml:id="id8" draw:id="id8" draw:layer="layout" svg:width="6.289cm" svg:height="1.27cm" svg:x="11.786cm" svg:y="11.954cm">
          <text:p text:style-name="P3"><text:span text:style-name="T11">IE: importFile/</text:span><text:span text:style-name="T12">write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3" draw:layer="layout" draw:line-skew="-0.782cm" svg:x1="2.554cm" svg:y1="17.653cm" svg:x2="2.64cm" svg:y2="6.986cm" draw:start-shape="id6" draw:start-glue-point="3" draw:end-shape="id9" draw:end-glue-point="3" svg:d="M2554 17653h-1284v-10667h1370" svg:viewBox="0 0 1371 10668">
          <text:p/>
        </draw:connector>
        <draw:custom-shape draw:style-name="gr14" draw:text-style-name="P7" draw:layer="layout" svg:width="2.065cm" svg:height="1.014cm" svg:x="15.006cm" svg:y="3.304cm">
          <text:p text:style-name="P3"><text:span text:style-name="T6">Tests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065cm" svg:height="1.014cm" svg:x="18.906cm" svg:y="3.304cm">
          <text:p text:style-name="P3"><text:span text:style-name="T6">Clean</text:span>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14.027cm" svg:y1="10.414cm" svg:x2="14.93cm" svg:y2="11.954cm" draw:start-shape="id10" draw:start-glue-point="2" draw:end-shape="id8" draw:end-glue-point="0" svg:d="M14027 10414v770h903v770" svg:viewBox="0 0 904 1541">
          <text:p/>
        </draw:connector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1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9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7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7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7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7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7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47cm" svg:height="7.575cm" svg:x="1.326cm" svg:y="2.485cm"/>
      <draw:page-thumbnail draw:layer="backgroundobjects" svg:width="8.347cm" svg:height="7.575cm" svg:x="1.326cm" svg:y="11.061cm"/>
      <draw:page-thumbnail draw:layer="backgroundobjects" svg:width="8.347cm" svg:height="7.575cm" svg:x="1.326cm" svg:y="19.637cm"/>
      <draw:page-thumbnail draw:layer="backgroundobjects" svg:width="8.347cm" svg:height="7.575cm" svg:x="11.326cm" svg:y="2.485cm"/>
      <draw:page-thumbnail draw:layer="backgroundobjects" svg:width="8.347cm" svg:height="7.575cm" svg:x="11.326cm" svg:y="11.061cm"/>
      <draw:page-thumbnail draw:layer="backgroundobjects" svg:width="8.347cm" svg:height="7.575cm" svg:x="11.326cm" svg:y="19.637cm"/>
    </style:handout-master>
    <style:master-page style:name="Default" style:page-layout-name="PM1" draw:style-name="Mdp1">
      <draw:frame presentation:style-name="Default-title" draw:layer="backgroundobjects" svg:width="25.19cm" svg:height="4.24cm" svg:x="1.396cm" svg:y="1.011cm" presentation:class="title" presentation:placeholder="true">
        <draw:text-box/>
      </draw:frame>
      <draw:frame presentation:style-name="Default-outline1" draw:layer="backgroundobjects" svg:width="25.19cm" svg:height="14.73cm" svg:x="1.396cm" svg:y="5.939cm" presentation:class="outline" presentation:placeholder="true">
        <draw:text-box/>
      </draw:frame>
      <draw:frame presentation:style-name="Mpr1" draw:text-style-name="MP2" draw:layer="backgroundobjects" svg:width="6.521cm" svg:height="1.75cm" svg:x="1.396cm" svg:y="23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75cm" svg:x="9.569cm" svg:y="23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75cm" svg:x="20.067cm" svg:y="23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8-24T12:18:04.956549240</meta:creation-date>
    <dc:date>2019-12-28T18:21:18.938378974</dc:date>
    <meta:editing-duration>PT20H31M56S</meta:editing-duration>
    <meta:editing-cycles>60</meta:editing-cycles>
    <meta:generator>LibreOffice/6.3.4.2.0$Linux_X86_64 LibreOffice_project/1e2df71cb6a569bbaaffb70308950743964880ae</meta:generator>
    <meta:document-statistic meta:object-count="49"/>
  </office:meta>
</office:document-meta>
</file>